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dd58a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db94d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bce4e5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12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vant</text:p>
          </table:table-cell>
          <table:table-cell table:style-name="Default" office:value-type="string" calcext:value-type="string">
            <text:p>lundi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vendredi</text:p>
          </table:table-cell>
          <table:table-cell table:style-name="Default" table:number-columns-repeated="2"/>
          <table:table-cell table:style-name="Default" office:value-type="string" calcext:value-type="string">
            <text:p>lundi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vendre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ération initiale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/>
          <table:table-cell table:style-name="ce1" office:value-type="float" office:value="0.5" calcext:value-type="float">
            <text:p>0,5</text:p>
          </table:table-cell>
          <table:table-cell table:formula="of:=SUM([.J3:.N3];[.C2:.G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/>
          <table:table-cell table:style-name="ce3"/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/>
          <table:table-cell table:number-columns-repeated="8"/>
          <table:table-cell table:formula="of:=18000/600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5" calcext:value-type="float">
            <text:p>0,5</text:p>
          </table:table-cell>
          <table:table-cell table:formula="of:=SUM([.J5:.N5];[.C4:.G4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/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.5" calcext:value-type="float">
            <text:p>0,5</text:p>
          </table:table-cell>
          <table:table-cell table:formula="of:=SUM([.J7:.N7];[.C6:.G6])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formula="of:=SUM([.J9:.N9];[.C8:.G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/>
          <table:table-cell table:formula="of:=SUM([.O3:.O9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 6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08:46.983000000</meta:creation-date>
    <dc:date>2018-11-15T23:50:23.178000000</dc:date>
    <meta:editing-duration>PT9M55S</meta:editing-duration>
    <meta:editing-cycles>2</meta:editing-cycles>
    <meta:generator>LibreOffice/6.0.2.1$Windows_X86_64 LibreOffice_project/f7f06a8f319e4b62f9bc5095aa112a65d2f3ac89</meta:generator>
    <meta:document-statistic meta:table-count="1" meta:cell-count="58" meta:object-count="0"/>
  </office:meta>
</office:document-meta>
</file>